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months closed</text:p>
          </table:table-cell>
          <table:table-cell office:value-type="string" calcext:value-type="string">
            <text:p>SD effect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D per month</text:p>
          </table:table-cell>
          <table:table-cell office:value-type="string" calcext:value-type="string">
            <text:p>pc per month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2]/[.B2]" office:value-type="float" office:value="0" calcext:value-type="float">
            <text:p>0</text:p>
          </table:table-cell>
          <table:table-cell table:formula="of:=[.D2]/[.B2]" office:value-type="float" office:value="0.387096774193548" calcext:value-type="float">
            <text:p>0.387096774193548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.75" calcext:value-type="float">
            <text:p>5.75</text:p>
          </table:table-cell>
          <table:table-cell office:value-type="float" office:value="0.32" calcext:value-type="float">
            <text:p>0.32</text:p>
          </table:table-cell>
          <table:table-cell office:value-type="float" office:value="75" calcext:value-type="float">
            <text:p>75</text:p>
          </table:table-cell>
          <table:table-cell table:formula="of:=[.C3]/[.B3]" office:value-type="float" office:value="0.0556521739130435" calcext:value-type="float">
            <text:p>0.055652173913044</text:p>
          </table:table-cell>
          <table:table-cell table:formula="of:=[.D3]/[.B3]" office:value-type="float" office:value="13.0434782608696" calcext:value-type="float">
            <text:p>13.0434782608696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C4]/[.B4]" office:value-type="float" office:value="0" calcext:value-type="float">
            <text:p>0</text:p>
          </table:table-cell>
          <table:table-cell table:formula="of:=[.D4]/[.B4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C5]/[.B5]" office:value-type="float" office:value="0" calcext:value-type="float">
            <text:p>0</text:p>
          </table:table-cell>
          <table:table-cell table:formula="of:=[.D5]/[.B5]" office:value-type="float" office:value="1.88235294117647" calcext:value-type="float">
            <text:p>1.88235294117647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9.25" calcext:value-type="float">
            <text:p>9.25</text:p>
          </table:table-cell>
          <table:table-cell/>
          <table:table-cell table:formula="of:=3.5/9.25*100" office:value-type="float" office:value="37.8378378378378" calcext:value-type="float">
            <text:p>37.8378378378378</text:p>
          </table:table-cell>
          <table:table-cell table:formula="of:=[.C6]/[.B6]" office:value-type="float" office:value="0" calcext:value-type="float">
            <text:p>0</text:p>
          </table:table-cell>
          <table:table-cell table:formula="of:=[.D6]/[.B6]" office:value-type="float" office:value="4.09057706355004" calcext:value-type="float">
            <text:p>4.09057706355004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7]/[.B7]" office:value-type="float" office:value="0" calcext:value-type="float">
            <text:p>0</text:p>
          </table:table-cell>
          <table:table-cell table:formula="of:=[.D7]/[.B7]" office:value-type="float" office:value="0.0740740740740741" calcext:value-type="float">
            <text:p>0.074074074074074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8]/[.B8]" office:value-type="float" office:value="0" calcext:value-type="float">
            <text:p>0</text:p>
          </table:table-cell>
          <table:table-cell table:formula="of:=[.D8]/[.B8]" office:value-type="float" office:value="0.148148148148148" calcext:value-type="float">
            <text:p>0.148148148148148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9]/[.B9]" office:value-type="float" office:value="0" calcext:value-type="float">
            <text:p>0</text:p>
          </table:table-cell>
          <table:table-cell table:formula="of:=[.D9]/[.B9]" office:value-type="float" office:value="0.740740740740741" calcext:value-type="float">
            <text:p>0.740740740740741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10]/[.B10]" office:value-type="float" office:value="0" calcext:value-type="float">
            <text:p>0</text:p>
          </table:table-cell>
          <table:table-cell table:formula="of:=[.D10]/[.B10]"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C11]/[.B11]" office:value-type="float" office:value="0" calcext:value-type="float">
            <text:p>0</text:p>
          </table:table-cell>
          <table:table-cell table:formula="of:=[.D11]/[.B11]" office:value-type="float" office:value="6.33333333333333" calcext:value-type="float">
            <text:p>6.33333333333333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12]/[.B12]" office:value-type="float" office:value="0" calcext:value-type="float">
            <text:p>0</text:p>
          </table:table-cell>
          <table:table-cell table:formula="of:=[.D12]/[.B1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C13]/[.B13]" office:value-type="float" office:value="0" calcext:value-type="float">
            <text:p>0</text:p>
          </table:table-cell>
          <table:table-cell table:formula="of:=[.D13]/[.B13]" office:value-type="float" office:value="14.7368421052632" calcext:value-type="float">
            <text:p>14.7368421052632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C14]/[.B14]" office:value-type="float" office:value="0" calcext:value-type="float">
            <text:p>0</text:p>
          </table:table-cell>
          <table:table-cell table:formula="of:=[.D14]/[.B14]" office:value-type="float" office:value="13.0526315789474" calcext:value-type="float">
            <text:p>13.0526315789474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C15]/[.B15]" office:value-type="float" office:value="0" calcext:value-type="float">
            <text:p>0</text:p>
          </table:table-cell>
          <table:table-cell table:formula="of:=[.D15]/[.B15]" office:value-type="float" office:value="17.0526315789474" calcext:value-type="float">
            <text:p>17.0526315789474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1.6/4.5*100" office:value-type="float" office:value="35.5555555555556" calcext:value-type="float">
            <text:p>35.5555555555556</text:p>
          </table:table-cell>
          <table:table-cell table:formula="of:=[.C16]/[.B16]" office:value-type="float" office:value="0" calcext:value-type="float">
            <text:p>0</text:p>
          </table:table-cell>
          <table:table-cell table:formula="of:=[.D16]/[.B16]" office:value-type="float" office:value="7.90123456790124" calcext:value-type="float">
            <text:p>7.90123456790124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2/4.5*100" office:value-type="float" office:value="44.4444444444444" calcext:value-type="float">
            <text:p>44.4444444444444</text:p>
          </table:table-cell>
          <table:table-cell table:formula="of:=[.C17]/[.B17]" office:value-type="float" office:value="0" calcext:value-type="float">
            <text:p>0</text:p>
          </table:table-cell>
          <table:table-cell table:formula="of:=[.D17]/[.B17]" office:value-type="float" office:value="9.87654320987654" calcext:value-type="float">
            <text:p>9.87654320987654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3/4.5*100" office:value-type="float" office:value="66.6666666666667" calcext:value-type="float">
            <text:p>66.6666666666667</text:p>
          </table:table-cell>
          <table:table-cell table:formula="of:=[.C18]/[.B18]" office:value-type="float" office:value="0" calcext:value-type="float">
            <text:p>0</text:p>
          </table:table-cell>
          <table:table-cell table:formula="of:=[.D18]/[.B18]" office:value-type="float" office:value="14.8148148148148" calcext:value-type="float">
            <text:p>14.8148148148148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21.4" calcext:value-type="float">
            <text:p>21.4</text:p>
          </table:table-cell>
          <table:table-cell table:formula="of:=[.C19]/[.B19]" office:value-type="float" office:value="0" calcext:value-type="float">
            <text:p>0</text:p>
          </table:table-cell>
          <table:table-cell table:formula="of:=[.D19]/[.B19]" office:value-type="float" office:value="4.75555555555556" calcext:value-type="float">
            <text:p>4.75555555555556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8.1" calcext:value-type="float">
            <text:p>18.1</text:p>
          </table:table-cell>
          <table:table-cell table:formula="of:=[.C20]/[.B20]" office:value-type="float" office:value="0" calcext:value-type="float">
            <text:p>0</text:p>
          </table:table-cell>
          <table:table-cell table:formula="of:=[.D20]/[.B20]" office:value-type="float" office:value="4.02222222222222" calcext:value-type="float">
            <text:p>4.02222222222222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21]/[.B21]" office:value-type="float" office:value="0" calcext:value-type="float">
            <text:p>0</text:p>
          </table:table-cell>
          <table:table-cell table:formula="of:=[.D21]/[.B21]" office:value-type="float" office:value="1.05263157894737" calcext:value-type="float">
            <text:p>1.05263157894737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22]/[.B22]" office:value-type="float" office:value="0" calcext:value-type="float">
            <text:p>0</text:p>
          </table:table-cell>
          <table:table-cell table:formula="of:=[.D22]/[.B22]" office:value-type="float" office:value="2.10526315789474" calcext:value-type="float">
            <text:p>2.10526315789474</text:p>
          </table:table-cell>
          <table:table-cell/>
        </table:table-row>
        <table:table-row table:style-name="ro1">
          <table:table-cell table:number-columns-repeated="5"/>
          <table:table-cell table:formula="of:=MIN([.F2:.F22])" office:value-type="float" office:value="0.0740740740740741" calcext:value-type="float">
            <text:p>0.074074074074074</text:p>
          </table:table-cell>
          <table:table-cell/>
        </table:table-row>
        <table:table-row table:style-name="ro1">
          <table:table-cell table:number-columns-repeated="5"/>
          <table:table-cell table:formula="of:=MAX([.F2:.F22])" office:value-type="float" office:value="17.0526315789474" calcext:value-type="float">
            <text:p>17.0526315789474</text:p>
          </table:table-cell>
          <table:table-cell/>
        </table:table-row>
        <table:table-row table:style-name="ro1">
          <table:table-cell table:number-columns-repeated="5"/>
          <table:table-cell table:formula="of:=AVERAGE([.F2:.F22])" office:value-type="float" office:value="5.79823724590346" calcext:value-type="float">
            <text:p>5.79823724590346</text:p>
          </table:table-cell>
          <table:table-cell table:formula="of:=12*[.F25]" office:value-type="float" office:value="69.5788469508415" calcext:value-type="float">
            <text:p>69.578846950841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8]/[.B28]" office:value-type="float" office:value="0.0475" calcext:value-type="float">
            <text:p>0.0475</text:p>
          </table:table-cell>
          <table:table-cell table:formula="of:=[.D28]/[.B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/>
          <table:table-cell table:formula="of:=[.C29]/[.B29]" office:value-type="float" office:value="0.0725" calcext:value-type="float">
            <text:p>0.0725</text:p>
          </table:table-cell>
          <table:table-cell table:formula="of:=[.D29]/[.B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.75" calcext:value-type="float">
            <text:p>5.75</text:p>
          </table:table-cell>
          <table:table-cell office:value-type="float" office:value="0.32" calcext:value-type="float">
            <text:p>0.32</text:p>
          </table:table-cell>
          <table:table-cell office:value-type="float" office:value="75" calcext:value-type="float">
            <text:p>75</text:p>
          </table:table-cell>
          <table:table-cell table:formula="of:=[.C30]/[.B30]" office:value-type="float" office:value="0.0556521739130435" calcext:value-type="float">
            <text:p>0.055652173913044</text:p>
          </table:table-cell>
          <table:table-cell table:formula="of:=[.D30]/[.B30]" office:value-type="float" office:value="13.0434782608696" calcext:value-type="float">
            <text:p>13.0434782608696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31]/[.B31]" office:value-type="float" office:value="0.0186666666666667" calcext:value-type="float">
            <text:p>0.018666666666667</text:p>
          </table:table-cell>
          <table:table-cell table:formula="of:=[.D31]/[.B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C32]/[.B32]" office:value-type="float" office:value="0.024" calcext:value-type="float">
            <text:p>0.024</text:p>
          </table:table-cell>
          <table:table-cell table:formula="of:=[.D32]/[.B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.75" calcext:value-type="float">
            <text:p>3.7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33]/[.B33]" office:value-type="float" office:value="0.008" calcext:value-type="float">
            <text:p>0.008</text:p>
          </table:table-cell>
          <table:table-cell table:formula="of:=[.D33]/[.B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C34]/[.B34]" office:value-type="float" office:value="0.06" calcext:value-type="float">
            <text:p>0.06</text:p>
          </table:table-cell>
          <table:table-cell table:formula="of:=[.D34]/[.B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3.75" calcext:value-type="float">
            <text:p>3.75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35]/[.B35]" office:value-type="float" office:value="0.0506666666666667" calcext:value-type="float">
            <text:p>0.050666666666667</text:p>
          </table:table-cell>
          <table:table-cell table:formula="of:=[.D35]/[.B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4.5" calcext:value-type="float">
            <text:p>14.5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[.C36]/[.B36]" office:value-type="float" office:value="0.023448275862069" calcext:value-type="float">
            <text:p>0.023448275862069</text:p>
          </table:table-cell>
          <table:table-cell table:formula="of:=[.D36]/[.B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4.5" calcext:value-type="float">
            <text:p>14.5</text:p>
          </table:table-cell>
          <table:table-cell office:value-type="float" office:value="0.45" calcext:value-type="float">
            <text:p>0.45</text:p>
          </table:table-cell>
          <table:table-cell/>
          <table:table-cell table:formula="of:=[.C37]/[.B37]" office:value-type="float" office:value="0.0310344827586207" calcext:value-type="float">
            <text:p>0.031034482758621</text:p>
          </table:table-cell>
          <table:table-cell table:formula="of:=[.D37]/[.B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4.5" calcext:value-type="float">
            <text:p>14.5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[.C38]/[.B38]" office:value-type="float" office:value="0.0427586206896552" calcext:value-type="float">
            <text:p>0.042758620689655</text:p>
          </table:table-cell>
          <table:table-cell table:formula="of:=[.D38]/[.B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4.5" calcext:value-type="float">
            <text:p>14.5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39]/[.B39]" office:value-type="float" office:value="0.056551724137931" calcext:value-type="float">
            <text:p>0.056551724137931</text:p>
          </table:table-cell>
          <table:table-cell table:formula="of:=[.D39]/[.B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.5" calcext:value-type="float">
            <text:p>2.5</text:p>
          </table:table-cell>
          <table:table-cell office:value-type="float" office:value="0.08" calcext:value-type="float">
            <text:p>0.08</text:p>
          </table:table-cell>
          <table:table-cell/>
          <table:table-cell table:formula="of:=[.C40]/[.B40]" office:value-type="float" office:value="0.032" calcext:value-type="float">
            <text:p>0.032</text:p>
          </table:table-cell>
          <table:table-cell table:formula="of:=[.D40]/[.B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41]/[.B41]" office:value-type="float" office:value="0.056" calcext:value-type="float">
            <text:p>0.056</text:p>
          </table:table-cell>
          <table:table-cell table:formula="of:=[.D41]/[.B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42]/[.B42]" office:value-type="float" office:value="0.06" calcext:value-type="float">
            <text:p>0.06</text:p>
          </table:table-cell>
          <table:table-cell table:formula="of:=[.D42]/[.B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.5" calcext:value-type="float">
            <text:p>2.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43]/[.B43]" office:value-type="float" office:value="0.084" calcext:value-type="float">
            <text:p>0.084</text:p>
          </table:table-cell>
          <table:table-cell table:formula="of:=[.D43]/[.B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13.75" calcext:value-type="float">
            <text:p>13.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4]/[.B44]" office:value-type="float" office:value="0" calcext:value-type="float">
            <text:p>0</text:p>
          </table:table-cell>
          <table:table-cell table:formula="of:=[.D44]/[.B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5]/[.B45]" office:value-type="float" office:value="0.0377777777777778" calcext:value-type="float">
            <text:p>0.037777777777778</text:p>
          </table:table-cell>
          <table:table-cell table:formula="of:=[.D45]/[.B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46]/[.B46]" office:value-type="float" office:value="0.0311111111111111" calcext:value-type="float">
            <text:p>0.031111111111111</text:p>
          </table:table-cell>
          <table:table-cell table:formula="of:=[.D46]/[.B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47]/[.B47]" office:value-type="float" office:value="0.00444444444444444" calcext:value-type="float">
            <text:p>0.004444444444444</text:p>
          </table:table-cell>
          <table:table-cell table:formula="of:=[.D47]/[.B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C48]/[.B48]" office:value-type="float" office:value="0.02" calcext:value-type="float">
            <text:p>0.02</text:p>
          </table:table-cell>
          <table:table-cell table:formula="of:=[.D48]/[.B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 office:value-type="float" office:value="0.05" calcext:value-type="float">
            <text:p>0.05</text:p>
          </table:table-cell>
          <table:table-cell/>
          <table:table-cell table:formula="of:=[.C49]/[.B49]" office:value-type="float" office:value="0.0111111111111111" calcext:value-type="float">
            <text:p>0.011111111111111</text:p>
          </table:table-cell>
          <table:table-cell table:formula="of:=[.D49]/[.B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k</text:p>
          </table:table-cell>
          <table:table-cell office:value-type="float" office:value="4.5" calcext:value-type="float">
            <text:p>4.5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50]/[.B50]" office:value-type="float" office:value="0.0377777777777778" calcext:value-type="float">
            <text:p>0.037777777777778</text:p>
          </table:table-cell>
          <table:table-cell table:formula="of:=[.D50]/[.B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7.75" calcext:value-type="float">
            <text:p>17.7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1]/[.B51]" office:value-type="float" office:value="0.0112676056338028" calcext:value-type="float">
            <text:p>0.011267605633803</text:p>
          </table:table-cell>
          <table:table-cell table:formula="of:=[.D51]/[.B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7.75" calcext:value-type="float">
            <text:p>17.75</text:p>
          </table:table-cell>
          <table:table-cell office:value-type="float" office:value="0.27" calcext:value-type="float">
            <text:p>0.27</text:p>
          </table:table-cell>
          <table:table-cell/>
          <table:table-cell table:formula="of:=[.C52]/[.B52]" office:value-type="float" office:value="0.0152112676056338" calcext:value-type="float">
            <text:p>0.015211267605634</text:p>
          </table:table-cell>
          <table:table-cell table:formula="of:=[.D52]/[.B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7.75" calcext:value-type="float">
            <text:p>17.75</text:p>
          </table:table-cell>
          <table:table-cell office:value-type="float" office:value="0.09" calcext:value-type="float">
            <text:p>0.09</text:p>
          </table:table-cell>
          <table:table-cell/>
          <table:table-cell table:formula="of:=[.C53]/[.B53]" office:value-type="float" office:value="0.00507042253521127" calcext:value-type="float">
            <text:p>0.005070422535211</text:p>
          </table:table-cell>
          <table:table-cell table:formula="of:=[.D53]/[.B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17.75" calcext:value-type="float">
            <text:p>17.75</text:p>
          </table:table-cell>
          <table:table-cell office:value-type="float" office:value="0.18" calcext:value-type="float">
            <text:p>0.18</text:p>
          </table:table-cell>
          <table:table-cell/>
          <table:table-cell table:formula="of:=[.C54]/[.B54]" office:value-type="float" office:value="0.0101408450704225" calcext:value-type="float">
            <text:p>0.010140845070423</text:p>
          </table:table-cell>
          <table:table-cell table:formula="of:=[.D54]/[.B5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MIN([.E28:.E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ee years of schooling = 1sd of test scores</text:p>
          </table:table-cell>
          <table:table-cell table:number-columns-repeated="3"/>
          <table:table-cell table:formula="of:=MAX([.E28:.E54])" office:value-type="float" office:value="0.084" calcext:value-type="float">
            <text:p>0.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year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number-columns-repeated="2"/>
          <table:table-cell table:formula="of:=AVERAGE([.E28:.E54])" office:value-type="float" office:value="0.0335811471763683" calcext:value-type="float">
            <text:p>0.033581147176368</text:p>
          </table:table-cell>
          <table:table-cell table:formula="of:=[.E57]/[.B58]" office:value-type="float" office:value="0.906690973761945" calcext:value-type="float">
            <text:p>0.906690973761945</text:p>
          </table:table-cell>
          <table:table-cell/>
        </table:table-row>
        <table:table-row table:style-name="ro1">
          <table:table-cell office:value-type="string" calcext:value-type="string">
            <text:p>1 month</text:p>
          </table:table-cell>
          <table:table-cell table:formula="of:=[.B57]/9" office:value-type="float" office:value="0.037037037037037" calcext:value-type="float">
            <text:p>0.03703703703703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 weeks</text:p>
          </table:table-cell>
          <table:table-cell office:value-type="string" calcext:value-type="string">
            <text:p>0.23 s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one call tutorials</text:p>
          </table:table-cell>
          <table:table-cell office:value-type="string" calcext:value-type="string">
            <text:p>0.3 tp 0.35 sd</text:p>
          </table:table-cell>
          <table:table-cell office:value-type="string" calcext:value-type="string">
            <text:p>20 minutes per week for 8 weeks?!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ime independent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18.53cm" svg:height="11.608cm" svg:x="2.726cm" svg:y="21.754cm">
            <draw:object draw:notify-on-update-of-ranges="Sheet2.A1:Sheet2.A1 Sheet2.A2:Sheet2.A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SD loss</text:p>
          </table:table-cell>
          <table:table-cell office:value-type="string" calcext:value-type="string">
            <text:p>weeks closed</text:p>
          </table:table-cell>
          <table:table-cell office:value-type="string" calcext:value-type="string">
            <text:p>loss per week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.44" calcext:value-type="float">
            <text:p>0.44</text:p>
          </table:table-cell>
          <table:table-cell office:value-type="float" office:value="39" calcext:value-type="float">
            <text:p>39</text:p>
          </table:table-cell>
          <table:table-cell table:formula="of:=[.B2]/[.C2]" office:value-type="float" office:value="0.0112820512820513" calcext:value-type="float">
            <text:p>0.011282051282051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formula="of:=[.B3]/[.C3]" office:value-type="float" office:value="0.00125" calcext:value-type="float">
            <text:p>0.0012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0.28" calcext:value-type="float">
            <text:p>0.28</text:p>
          </table:table-cell>
          <table:table-cell office:value-type="float" office:value="63" calcext:value-type="float">
            <text:p>63</text:p>
          </table:table-cell>
          <table:table-cell table:formula="of:=[.B4]/[.C4]" office:value-type="float" office:value="0.00444444444444444" calcext:value-type="float">
            <text:p>0.004444444444444</text:p>
          </table:table-cell>
          <table:table-cell office:value-type="float" office:value="28" calcext:value-type="float">
            <text:p>28</text:p>
          </table:table-cell>
          <table:table-cell office:value-type="float" office:value="0.6" calcext:value-type="float">
            <text:p>0.6</text:p>
          </table:table-cell>
          <table:table-cell office:value-type="float" office:value="94.8" calcext:value-type="float">
            <text:p>94.8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23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table:formula="of:=[.B5]/[.C5]" office:value-type="float" office:value="0.0255555555555556" calcext:value-type="float">
            <text:p>0.025555555555556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0.29" calcext:value-type="float">
            <text:p>0.29</text:p>
          </table:table-cell>
          <table:table-cell office:value-type="float" office:value="11" calcext:value-type="float">
            <text:p>11</text:p>
          </table:table-cell>
          <table:table-cell table:formula="of:=[.B6]/[.C6]" office:value-type="float" office:value="0.0263636363636364" calcext:value-type="float">
            <text:p>0.026363636363636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32" calcext:value-type="float">
            <text:p>0.32</text:p>
          </table:table-cell>
          <table:table-cell office:value-type="float" office:value="38" calcext:value-type="float">
            <text:p>38</text:p>
          </table:table-cell>
          <table:table-cell table:formula="of:=[.B7]/[.C7]" office:value-type="float" office:value="0.00842105263157895" calcext:value-type="float">
            <text:p>0.008421052631579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0.45" calcext:value-type="float">
            <text:p>0.45</text:p>
          </table:table-cell>
          <table:table-cell office:value-type="float" office:value="40" calcext:value-type="float">
            <text:p>40</text:p>
          </table:table-cell>
          <table:table-cell table:formula="of:=[.B8]/[.C8]" office:value-type="float" office:value="0.01125" calcext:value-type="float">
            <text:p>0.0112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0.17" calcext:value-type="float">
            <text:p>0.17</text:p>
          </table:table-cell>
          <table:table-cell office:value-type="float" office:value="26" calcext:value-type="float">
            <text:p>26</text:p>
          </table:table-cell>
          <table:table-cell table:formula="of:=[.B9]/[.C9]" office:value-type="float" office:value="0.00653846153846154" calcext:value-type="float">
            <text:p>0.006538461538462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formula="of:=[.B10]/[.C10]" office:value-type="float" office:value="0.0178571428571429" calcext:value-type="float">
            <text:p>0.017857142857143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0.22" calcext:value-type="float">
            <text:p>0.22</text:p>
          </table:table-cell>
          <table:table-cell office:value-type="float" office:value="7" calcext:value-type="float">
            <text:p>7</text:p>
          </table:table-cell>
          <table:table-cell table:formula="of:=[.B11]/[.C11]" office:value-type="float" office:value="0.0314285714285714" calcext:value-type="float">
            <text:p>0.031428571428572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0.24" calcext:value-type="float">
            <text:p>0.24</text:p>
          </table:table-cell>
          <table:table-cell office:value-type="float" office:value="23" calcext:value-type="float">
            <text:p>23</text:p>
          </table:table-cell>
          <table:table-cell table:formula="of:=[.B12]/[.C12]" office:value-type="float" office:value="0.0104347826086957" calcext:value-type="float">
            <text:p>0.010434782608696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table:formula="of:=[.B13]/[.C13]" office:value-type="float" office:value="0.00888888888888889" calcext:value-type="float">
            <text:p>0.00888888888888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03" calcext:value-type="float">
            <text:p>0.03</text:p>
          </table:table-cell>
          <table:table-cell office:value-type="float" office:value="8" calcext:value-type="float">
            <text:p>8</text:p>
          </table:table-cell>
          <table:table-cell table:formula="of:=[.B14]/[.C14]" office:value-type="float" office:value="0.00375" calcext:value-type="float">
            <text:p>0.0037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table:formula="of:=[.B15]/[.C15]" office:value-type="float" office:value="0.017" calcext:value-type="float">
            <text:p>0.01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0.11" calcext:value-type="float">
            <text:p>0.11</text:p>
          </table:table-cell>
          <table:table-cell office:value-type="float" office:value="21" calcext:value-type="float">
            <text:p>21</text:p>
          </table:table-cell>
          <table:table-cell table:formula="of:=[.B16]/[.C16]" office:value-type="float" office:value="0.00523809523809524" calcext:value-type="float">
            <text:p>0.00523809523809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formula="of:=[.B17]/[.C17]" office:value-type="float" office:value="0.0275" calcext:value-type="float">
            <text:p>0.027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02" calcext:value-type="float">
            <text:p>0.02</text:p>
          </table:table-cell>
          <table:table-cell office:value-type="float" office:value="8" calcext:value-type="float">
            <text:p>8</text:p>
          </table:table-cell>
          <table:table-cell table:formula="of:=[.B18]/[.C18]" office:value-type="float" office:value="0.0025" calcext:value-type="float">
            <text:p>0.002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table:formula="of:=[.B19]/[.C19]" office:value-type="float" office:value="0.018" calcext:value-type="float">
            <text:p>0.018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formula="of:=[.B20]/[.C20]" office:value-type="float" office:value="0.025" calcext:value-type="float">
            <text:p>0.0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0.22" calcext:value-type="float">
            <text:p>0.22</text:p>
          </table:table-cell>
          <table:table-cell office:value-type="float" office:value="12" calcext:value-type="float">
            <text:p>12</text:p>
          </table:table-cell>
          <table:table-cell table:formula="of:=[.B21]/[.C21]" office:value-type="float" office:value="0.0183333333333333" calcext:value-type="float">
            <text:p>0.018333333333333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0.16" calcext:value-type="float">
            <text:p>0.16</text:p>
          </table:table-cell>
          <table:table-cell office:value-type="float" office:value="13" calcext:value-type="float">
            <text:p>13</text:p>
          </table:table-cell>
          <table:table-cell table:formula="of:=[.B22]/[.C22]" office:value-type="float" office:value="0.0123076923076923" calcext:value-type="float">
            <text:p>0.012307692307692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0.52" calcext:value-type="float">
            <text:p>0.52</text:p>
          </table:table-cell>
          <table:table-cell office:value-type="float" office:value="93" calcext:value-type="float">
            <text:p>93</text:p>
          </table:table-cell>
          <table:table-cell table:formula="of:=[.B23]/[.C23]" office:value-type="float" office:value="0.00559139784946237" calcext:value-type="float">
            <text:p>0.00559139784946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0.11" calcext:value-type="float">
            <text:p>0.11</text:p>
          </table:table-cell>
          <table:table-cell office:value-type="float" office:value="20" calcext:value-type="float">
            <text:p>20</text:p>
          </table:table-cell>
          <table:table-cell table:formula="of:=[.B24]/[.C24]" office:value-type="float" office:value="0.0055" calcext:value-type="float">
            <text:p>0.005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0.19" calcext:value-type="float">
            <text:p>0.19</text:p>
          </table:table-cell>
          <table:table-cell office:value-type="float" office:value="15" calcext:value-type="float">
            <text:p>15</text:p>
          </table:table-cell>
          <table:table-cell table:formula="of:=[.B25]/[.C25]" office:value-type="float" office:value="0.0126666666666667" calcext:value-type="float">
            <text:p>0.012666666666667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0.02" calcext:value-type="float">
            <text:p>0.02</text:p>
          </table:table-cell>
          <table:table-cell office:value-type="float" office:value="11" calcext:value-type="float">
            <text:p>11</text:p>
          </table:table-cell>
          <table:table-cell table:formula="of:=[.B26]/[.C26]" office:value-type="float" office:value="0.00181818181818182" calcext:value-type="float">
            <text:p>0.001818181818182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0.36" calcext:value-type="float">
            <text:p>0.36</text:p>
          </table:table-cell>
          <table:table-cell office:value-type="float" office:value="28" calcext:value-type="float">
            <text:p>28</text:p>
          </table:table-cell>
          <table:table-cell table:formula="of:=[.B27]/[.C27]" office:value-type="float" office:value="0.0128571428571429" calcext:value-type="float">
            <text:p>0.012857142857143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table:formula="of:=[.B28]/[.C28]" office:value-type="float" office:value="0.00363636363636364" calcext:value-type="float">
            <text:p>0.003636363636364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0.47" calcext:value-type="float">
            <text:p>0.47</text:p>
          </table:table-cell>
          <table:table-cell office:value-type="float" office:value="30" calcext:value-type="float">
            <text:p>30</text:p>
          </table:table-cell>
          <table:table-cell table:formula="of:=[.B29]/[.C29]" office:value-type="float" office:value="0.0156666666666667" calcext:value-type="float">
            <text:p>0.015666666666667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.37" calcext:value-type="float">
            <text:p>0.37</text:p>
          </table:table-cell>
          <table:table-cell office:value-type="float" office:value="48" calcext:value-type="float">
            <text:p>48</text:p>
          </table:table-cell>
          <table:table-cell table:formula="of:=[.B30]/[.C30]" office:value-type="float" office:value="0.00770833333333333" calcext:value-type="float">
            <text:p>0.007708333333333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table:formula="of:=[.B31]/[.C31]" office:value-type="float" office:value="0.02" calcext:value-type="float">
            <text:p>0.02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17" calcext:value-type="float">
            <text:p>0.17</text:p>
          </table:table-cell>
          <table:table-cell office:value-type="float" office:value="8" calcext:value-type="float">
            <text:p>8</text:p>
          </table:table-cell>
          <table:table-cell table:formula="of:=[.B32]/[.C32]" office:value-type="float" office:value="0.02125" calcext:value-type="float">
            <text:p>0.0212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formula="of:=[.B33]/[.C33]" office:value-type="float" office:value="0.0342857142857143" calcext:value-type="float">
            <text:p>0.034285714285714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formula="of:=[.B34]/[.C34]" office:value-type="float" office:value="0.015" calcext:value-type="float">
            <text:p>0.01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0.17" calcext:value-type="float">
            <text:p>0.17</text:p>
          </table:table-cell>
          <table:table-cell office:value-type="float" office:value="14" calcext:value-type="float">
            <text:p>14</text:p>
          </table:table-cell>
          <table:table-cell table:formula="of:=[.B35]/[.C35]" office:value-type="float" office:value="0.0121428571428571" calcext:value-type="float">
            <text:p>0.012142857142857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0.22" calcext:value-type="float">
            <text:p>0.22</text:p>
          </table:table-cell>
          <table:table-cell office:value-type="float" office:value="15" calcext:value-type="float">
            <text:p>15</text:p>
          </table:table-cell>
          <table:table-cell table:formula="of:=[.B36]/[.C36]" office:value-type="float" office:value="0.0146666666666667" calcext:value-type="float">
            <text:p>0.014666666666667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05" calcext:value-type="float">
            <text:p>0.05</text:p>
          </table:table-cell>
          <table:table-cell office:value-type="float" office:value="10" calcext:value-type="float">
            <text:p>10</text:p>
          </table:table-cell>
          <table:table-cell table:formula="of:=[.B37]/[.C37]" office:value-type="float" office:value="0.005" calcext:value-type="float">
            <text:p>0.005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table:formula="of:=[.B39]/[.C39]" office:value-type="float" office:value="0.025" calcext:value-type="float">
            <text:p>0.02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37" calcext:value-type="float">
            <text:p>0.37</text:p>
          </table:table-cell>
          <table:table-cell office:value-type="float" office:value="40" calcext:value-type="float">
            <text:p>40</text:p>
          </table:table-cell>
          <table:table-cell table:formula="of:=[.B40]/[.C40]" office:value-type="float" office:value="0.00925" calcext:value-type="float">
            <text:p>0.0092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0.14" calcext:value-type="float">
            <text:p>0.14</text:p>
          </table:table-cell>
          <table:table-cell office:value-type="float" office:value="39" calcext:value-type="float">
            <text:p>39</text:p>
          </table:table-cell>
          <table:table-cell table:formula="of:=[.B41]/[.C41]" office:value-type="float" office:value="0.00358974358974359" calcext:value-type="float">
            <text:p>0.00358974358974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0.22" calcext:value-type="float">
            <text:p>0.22</text:p>
          </table:table-cell>
          <table:table-cell office:value-type="float" office:value="8" calcext:value-type="float">
            <text:p>8</text:p>
          </table:table-cell>
          <table:table-cell table:formula="of:=[.B42]/[.C42]" office:value-type="float" office:value="0.0275" calcext:value-type="float">
            <text:p>0.027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/00/0000</text:date>, <text:time style:data-style-name="N2" text:time-value="17:52:45.735756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5:27:04.329196001</meta:creation-date>
    <dc:date>2023-06-20T11:56:56.453504177</dc:date>
    <meta:editing-duration>PT16M46S</meta:editing-duration>
    <meta:editing-cycles>2</meta:editing-cycles>
    <meta:generator>LibreOffice/6.4.7.2$Linux_X86_64 LibreOffice_project/40$Build-2</meta:generator>
    <meta:document-statistic meta:table-count="2" meta:cell-count="5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8.531cm" svg:height="11.609cm" xlink:href=".." xlink:type="simple" chart:class="chart:scatter" chart:style-name="ch1">
        <chart:plot-area chart:style-name="ch2" table:cell-range-address="Sheet2.A1:Sheet2.A42" chart:data-source-has-labels="both" svg:x="0.37cm" svg:y="0.232cm" svg:width="17.791cm" svg:height="11.145cm">
          <chartooo:coordinate-region svg:x="0.37cm" svg:y="0.232cm" svg:width="17.791cm" svg:height="11.145cm"/>
          <chart:axis chart:dimension="x" chart:name="primary-x" chart:style-name="ch3" chartooo:axis-type="auto">
            <chart:categories table:cell-range-address="Sheet2.A2:Sheet2.A42"/>
          </chart:axis>
          <chart:axis chart:dimension="y" chart:name="primary-y" chart:style-name="ch3">
            <chart:grid chart:style-name="ch4" chart:class="major"/>
          </chart:axi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